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3"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4" style:family="paragraph" style:parent-style-name="BODY">
      <style:paragraph-properties fo:margin-top="0in" fo:margin-bottom="0in" fo:line-height="100%" fo:text-align="start" style:justify-single-word="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5"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6"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style>
    <style:style style:name="P7"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style:font-size-asian="10.5pt" style:font-size-complex="10.5pt"/>
    </style:style>
    <style:style style:name="P8"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style>
    <style:style style:name="P9"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10"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11"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P12"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3"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style:font-size-asian="10.5pt" style:font-size-complex="10.5pt"/>
    </style:style>
    <style:style style:name="P14" style:family="paragraph" style:parent-style-name="_5b_Normal_5d_">
      <style:paragraph-properties fo:margin-top="0in" fo:margin-bottom="0in" fo:line-height="100%" fo:text-align="start" style:justify-single-word="false"/>
      <style:text-properties fo:color="#000000" style:font-name="Georgia" fo:font-size="10.5pt" fo:font-weight="normal"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language="zxx" fo:country="none" fo:font-style="normal" fo:font-weight="normal" style:font-name-asian="Georgia" style:language-asian="zxx" style:country-asian="none" style:font-weight-asian="normal" style:font-name-complex="Georgia" style:language-complex="zxx" style:country-complex="none" style:font-weight-complex="normal"/>
    </style:style>
    <style:style style:name="T3" style:family="text">
      <style:text-properties fo:font-variant="normal" fo:text-transform="none" fo:color="#000000" fo:letter-spacing="normal" fo:language="zxx" fo:country="none" fo:font-style="normal" fo:font-weight="bold" style:font-name-asian="Georgia" style:language-asian="zxx" style:country-asian="none" style:font-weight-asian="bold" style:font-name-complex="Georgia" style:language-complex="zxx" style:country-complex="none" style:font-weight-complex="bold"/>
    </style:style>
    <style:style style:name="T4" style:family="text">
      <style:text-properties fo:font-variant="normal" fo:text-transform="none" fo:color="#000000" fo:letter-spacing="normal" fo:language="zxx" fo:country="none" fo:font-style="normal" style:text-underline-style="solid" style:text-underline-width="auto" style:text-underline-color="font-color" fo:font-weight="normal" style:font-name-asian="Georgia" style:language-asian="zxx" style:country-asian="none" style:font-weight-asian="normal" style:font-name-complex="Georgia" style:language-complex="zxx" style:country-complex="none" style:font-weight-complex="normal"/>
    </style:style>
    <style:style style:name="T5" style:family="text">
      <style:text-properties fo:font-variant="normal" fo:text-transform="none" fo:color="#000000" fo:letter-spacing="normal" fo:language="zxx" fo:country="none" fo:font-style="normal" style:text-underline-style="none" fo:font-weight="normal" style:font-name-asian="Georgia" style:language-asian="zxx" style:country-asian="none" style:font-weight-asian="normal" style:font-name-complex="Georgia" style:language-complex="zxx" style:country-complex="none" style:font-weight-complex="normal"/>
    </style:style>
    <style:style style:name="T6" style:family="text">
      <style:text-properties fo:font-variant="normal" fo:text-transform="none" fo:color="#000000" fo:letter-spacing="normal" fo:font-style="normal" fo:font-weight="normal" style:font-weight-asian="normal" style:font-weight-complex="normal"/>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000000" style:text-position="super 58%" fo:letter-spacing="normal" fo:font-style="normal" fo:font-weight="bold" style:font-weight-asian="bold" style:font-weight-complex="bold"/>
    </style:style>
    <style:style style:name="T9" style:family="text">
      <style:text-properties fo:font-variant="normal" fo:text-transform="none" fo:color="#000000" style:text-position="super 58%" fo:letter-spacing="normal" fo:language="zxx" fo:country="none" fo:font-style="normal" fo:font-weight="normal" style:font-name-asian="Georgia" style:language-asian="zxx" style:country-asian="none" style:font-weight-asian="normal" style:font-name-complex="Georgia" style:language-complex="zxx" style:country-complex="none" style:font-weight-complex="normal"/>
    </style:style>
    <style:style style:name="T10" style:family="text">
      <style:text-properties fo:font-variant="normal" fo:text-transform="none" fo:color="#000000" style:text-position="super 58%" style:font-name="Georgia" fo:font-size="10.5pt" fo:letter-spacing="normal" fo:font-style="normal" fo:font-weight="bold" style:font-size-asian="10.5pt" style:font-weight-asian="bold" style:font-size-complex="10.5pt" style:font-weight-complex="bold"/>
    </style:style>
    <style:style style:name="T11"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12" style:family="text">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13"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4" style:family="text">
      <style:text-properties fo:font-variant="normal" fo:text-transform="none" fo:color="#000000" style:font-name="Georgia" fo:font-size="10.5pt" fo:letter-spacing="normal" fo:language="zxx" fo:country="none" fo:font-style="normal" style:text-underline-style="solid" style:text-underline-width="auto" style:text-underline-color="font-color"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5" style:family="text">
      <style:text-properties fo:font-variant="normal" fo:text-transform="none" fo:color="#000000" style:font-name="Georgia" fo:font-size="10.5pt" fo:letter-spacing="normal" fo:language="zxx" fo:country="none" fo:font-style="italic" fo:font-weight="normal"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16" style:family="text">
      <style:text-properties fo:font-variant="normal" fo:text-transform="none" fo:letter-spacing="normal" fo:language="zxx" fo:country="none" fo:font-style="normal" style:font-name-asian="Georgia" style:language-asian="zxx" style:country-asian="none" style:font-name-complex="Georgia" style:language-complex="zxx" style:country-complex="none"/>
    </style:style>
    <style:style style:name="T17" style:family="text">
      <style:text-properties fo:font-variant="normal" fo:text-transform="none" fo:letter-spacing="normal" fo:language="zxx" fo:country="none" fo:font-style="normal" fo:font-weight="bold" style:font-name-asian="Georgia" style:language-asian="zxx" style:country-asian="none" style:font-weight-asian="bold" style:font-name-complex="Georgia" style:language-complex="zxx" style:country-complex="none" style:font-weight-complex="bold"/>
    </style:style>
    <style:style style:name="T18" style:family="text">
      <style:text-properties style:font-name="Georgia" fo:language="zxx" fo:country="none" style:font-name-asian="Georgia" style:language-asian="zxx" style:country-asian="none" style:font-weight-asian="normal" style:font-name-complex="Georgia" style:language-complex="zxx" style:country-complex="none" style:font-weight-complex="normal"/>
    </style:style>
    <style:style style:name="T19" style:family="text">
      <style:text-properties style:font-name="Georgia" fo:language="zxx" fo:country="none" fo:font-style="italic" style:text-underline-style="solid" style:text-underline-width="auto" style:text-underline-color="font-color"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20" style:family="text">
      <style:text-properties style:font-name="Georgia" fo:language="zxx" fo:country="none" style:text-underline-style="solid" style:text-underline-width="auto" style:text-underline-color="font-color" style:font-name-asian="Georgia" style:language-asian="zxx" style:country-asian="none" style:font-weight-asian="normal" style:font-name-complex="Georgia" style:language-complex="zxx" style:country-complex="none" style:font-weight-complex="normal"/>
    </style:style>
    <style:style style:name="T21" style:family="text">
      <style:text-properties style:font-name="Georgia" fo:font-size="10.5pt" fo:language="zxx" fo:country="none"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22" style:family="text">
      <style:text-properties fo:language="zxx" fo:country="none" style:font-name-asian="Georgia" style:language-asian="zxx" style:country-asian="none" style:font-name-complex="Georgia" style:language-complex="zxx" style:country-complex="none"/>
    </style:style>
    <style:style style:name="T23"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Responding to Terribleness</text:span> </text:p>
      <text:p text:style-name="P1"><text:span text:style-name="T1">Read:</text:span> I Samuel 30:1-8</text:p>
      <text:p text:style-name="P1"><text:span text:style-name="T1">Text:</text:span> <text:span text:style-name="T2">Act 26:2 I think myself happy, king Agrippa...</text:span></text:p>
      <text:p text:style-name="P2"><text:span text:style-name="T1">Introduction:</text:span> Years ago I knew a man who loved fruit trees. <text:s/>He told me that when he would plant a tiny tree he would tenderly fertilize, water, and work with it for about 6 months; then, once it was well rooted he would continue to keep it fertilized and watered but he would take a rolled up newspaper and smack it all around the trunk about once a week. He said it was to make it able to withstand harsh weather and buffeting that it would take as animals ran into it or rubbed against it. <text:s/>His trees produced great fruit. <text:s/>Paul said it in <text:span text:style-name="T18">Romans 8:18 “</text:span><text:span text:style-name="T20">For I reckon that the sufferings of this present time </text:span><text:span text:style-name="T19">are</text:span><text:span text:style-name="T20"> not worthy </text:span><text:span text:style-name="T19">to be compared</text:span><text:span text:style-name="T20"> with the glory which shall be revealed in us</text:span><text:span text:style-name="T18">.” <text:s/>All that buffeting is nothing compar-ed to the blessings of developing into the person that God wants us to be.</text:span></text:p>
      <text:p text:style-name="P3"/>
      <text:p text:style-name="P3"><text:span text:style-name="T1">Losing everything, all at once:</text:span> We read about David and his army returning home to find that they had no home. <text:s/>The Amalekites had visited when they were gone and had taken literally everything of value. <text:s/>They killed no one but had enslaved everyone that David had left behind.</text:p>
      <text:p text:style-name="P3">As a final insult to David and his army they torched the city. <text:s/>David and his men returned to the smoldering ruins of the place that they had called home. <text:s/>They lost everything except for the clothes on their own bodies.</text:p>
      <text:p text:style-name="P3"><text:s text:c="2"/>At this time, David and his men did not know if their families were still alive. <text:s/>They were unaware of the intentions of the Amalekites in regards to the captives that had been taken. <text:s/>They did not know how many enem-ies they were going to face if they pursued after them. <text:s/>All they were sure of is that their families and possessions were gone and in the hands of an enemy.</text:p>
      <text:p text:style-name="P3"/>
      <text:p text:style-name="P4"><text:span text:style-name="T1">1st Response:</text:span> <text:span text:style-name="T1">Weeping till their tear ducts were empty:</text:span> <text:s/>They couldn't stop crying until they could not cry anymore. <text:s/>David was in the position of leadership so he was doubly concerned. <text:s/>He was responsible for the decisions that had led to this very situation. <text:s/>It was on his shoulders that the blame <text:s/>rightfully lay. <text:s/>He was also suffering a great loss of his own family and personal possessions. <text:s/>Add to that the realization that his own soldiers were upset enough to discuss the possibility of stoning him to death.</text:p>
      <text:p text:style-name="P5"><text:s text:c="2"/>Later in his life, David would again feel a terrible loss when his first son with Bathsheba would die. <text:s/>Theologians believe that this boy would be about 2 years old at this time. <text:s/>In that instance we read about his intense grief and sorrow as his son lay dying. <text:s/>It would not be a stretch to believe that he once again cried until he had no more tears left.</text:p>
      <text:p text:style-name="P6"><text:span text:style-name="T11">2</text:span><text:span text:style-name="T10">nd</text:span><text:span text:style-name="T11"> Response: “</text:span><text:span text:style-name="T21">David inquired at the LORD</text:span><text:span text:style-name="T11">”(KJV):</text:span><text:span text:style-name="T12"> <text:s/>Notice he does not accuse the LORD. <text:s/>He does not throw up his hands and quit. <text:s/>He does not demand a particular outcome from his fears. <text:s/>He approaches God with a question regarding what God wanted him to do. <text:s/>He knows that any victory is beyond his ability. <text:s/>He knows that he will need God's help. <text:s/>He doesn't assume that he has no part in bringing God's response to this incident. <text:s/>He believes that he will be the hands that God uses. <text:s/>When we pray for a good harvest it would seem that we would know to grab our seeds and hoe and start planting the seeds that we desire to harvest. <text:s/>David is wise enough to offer his services as He asks: “...</text:span><text:span text:style-name="T13">Shall I pursue after this troop?”</text:span></text:p>
      <text:p text:style-name="P6"><text:span text:style-name="T12"><text:s text:c="2"/>Isaiah faced a similar situation in </text:span><text:span text:style-name="T13">Isaiah 6:8 “...I heard the voice of the Lord, saying, Whom shall I send, and who will go for us? Then said I, Here </text:span><text:span text:style-name="T15">am</text:span><text:span text:style-name="T13"> I; send me.”</text:span></text:p>
      <text:p text:style-name="P8"><text:span text:style-name="T13"><text:s text:c="2"/>There are many times that we are ask God to send </text:span><text:span text:style-name="T14">someone</text:span><text:span text:style-name="T13"> but how often do we say: “Lord, send me?”</text:span></text:p>
      <text:p text:style-name="P10"/>
      <text:p text:style-name="P7"><text:span text:style-name="T7">3</text:span><text:span text:style-name="T8">rd</text:span><text:span text:style-name="T7"> Response E</text:span><text:span text:style-name="T3">ncouraging himself in the LORD his God:</text:span><text:span text:style-name="T2"> <text:s/>The 6</text:span><text:span text:style-name="T9">th</text:span><text:span text:style-name="T2"> verse concludes with a decision that David makes. <text:s/>David decided to encourage himself. <text:s/>Note: He didn't ask or expect others to encourage him. <text:s/>He focused of God and was therefore able to encourage himself. <text:s/>Sometimes you must stop, look, and listen. <text:s/>Stop focusing on the negativity around yourselves, look back at your past and remember what God has done already, and listen to the word of God rather than the voices of discouragement around you. <text:s/>It is what he will do later when he is faced with the death of his son. <text:s/>He encouraged himself by stating: "...</text:span><text:span text:style-name="T4">I shall go to him, but he shall not return to me</text:span><text:span text:style-name="T5">." <text:s/></text:span></text:p>
      <text:p text:style-name="P11"/>
      <text:p text:style-name="P7"><text:span text:style-name="T7">4</text:span><text:span text:style-name="T8">th</text:span><text:span text:style-name="T7"> Response Obeying God's directions:</text:span><text:span text:style-name="T6"> God said to go and so He went. <text:s/>He took along his small army, found the enemy, spent an entire day defeating the enemy, and recovered more than he had lost. <text:s/>This is the reason that we need to not trust in our own ideas or abilities but go to God: He always has a plan and it is always better than any idea that we could manufacture. <text:s/>The wisdom that we acquire from this world is never, ever an adequate replacement for the wisdom that is from above. <text:s/></text:span></text:p>
      <text:p text:style-name="P12"/>
      <text:p text:style-name="P14"><text:span text:style-name="T17">Conclude:</text:span><text:span text:style-name="T16"> <text:s/>Read “The Steeple Song.” Recap the me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22</meta:editing-cycles>
    <meta:creation-date>2014-03-28T17:34:00</meta:creation-date>
    <dc:date>2022-12-03T15:27:50.89</dc:date>
    <meta:editing-duration>P13DT1H5M28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5" meta:word-count="900" meta:character-count="48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